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OW DATABASES;</text:p>
      <text:p text:style-name="Standard">USE sakila;</text:p>
      <text:p text:style-name="Standard">SHOW TABLES;</text:p>
      <text:p text:style-name="Standard">select * from payment;</text:p>
      <text:p text:style-name="Standard"/>
      <text:p text:style-name="Standard"># Task1: Execute analytical functions with Sakila database.</text:p>
      <text:p text:style-name="Standard">SELECT amount, SUM(amount) AS 'total' FROM payment </text:p>
      <text:p text:style-name="Standard">GROUP BY amount ORDER BY total DESC;</text:p>
      <text:p text:style-name="Standard"/>
      <text:p text:style-name="Standard">SELECT customer_id, AVG(amount) AS 'average' FROM payment </text:p>
      <text:p text:style-name="Standard">GROUP BY customer_id ORDER BY average DESC;</text:p>
      <text:p text:style-name="Standard"/>
      <text:p text:style-name="Standard">SELECT customer_id, COUNT(amount) AS 'count' FROM payment </text:p>
      <text:p text:style-name="Standard">GROUP BY customer_id ORDER BY count DESC;</text:p>
      <text:p text:style-name="Standard"/>
      <text:p text:style-name="Standard">SELECT LEAD(payment_date, 5, 'NA') OVER (ORDER BY amount) AS 'lead', </text:p>
      <text:p text:style-name="Standard">LAG(payment_date, 5, 'NA') OVER (ORDER BY amount) AS 'lag',</text:p>
      <text:p text:style-name="Standard">amount, rental_id FROM payment;</text:p>
      <text:p text:style-name="Standard"/>
      <text:p text:style-name="Standard"># Task2: Rank/Dense_Rank function with more than two same values.</text:p>
      <text:p text:style-name="Standard">SELECT RANK() OVER (ORDER BY amount) AS 'rank', </text:p>
      <text:p text:style-name="Standard">DENSE_RANK() OVER (ORDER BY amount) AS 'dense_rank',</text:p>
      <text:p text:style-name="Standard">amount, rental_id FROM paymen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0:15:41.143823544</meta:creation-date>
    <dc:date>2020-09-29T20:16:44.495870531</dc:date>
    <meta:editing-duration>PT1M4S</meta:editing-duration>
    <meta:editing-cycles>1</meta:editing-cycles>
    <meta:document-statistic meta:table-count="0" meta:image-count="0" meta:object-count="0" meta:page-count="1" meta:paragraph-count="18" meta:word-count="112" meta:character-count="761" meta:non-whitespace-character-count="662"/>
    <meta:generator>LibreOffice/6.4.6.2$Linux_X86_64 LibreOffice_project/40$Build-2</meta:generator>
  </office:meta>
</office:document-meta>
</file>